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text-properties fo:color="#d4d4d4" style:font-name="Droid Sans Mono" fo:font-size="10.5pt" fo:font-weight="normal" officeooo:paragraph-rsid="00264294" fo:background-color="#1e1e1e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fffbcc"/>
    </style:style>
    <style:style style:name="P4" style:family="paragraph" style:parent-style-name="Standard">
      <style:text-properties style:use-window-font-color="true" style:font-name="Droid Sans Mono" fo:font-size="10.5pt" fo:font-weight="normal" officeooo:paragraph-rsid="00264294" fo:background-color="#fffbcc"/>
    </style:style>
    <style:style style:name="P5" style:family="paragraph" style:parent-style-name="Standard">
      <style:text-properties style:use-window-font-color="true" style:font-name="Droid Sans Mono" fo:font-size="10.5pt" fo:font-weight="normal" officeooo:rsid="003c6c4c" officeooo:paragraph-rsid="003c6c4c" fo:background-color="#fffbcc"/>
    </style:style>
    <style:style style:name="P6" style:family="paragraph" style:parent-style-name="Standard">
      <style:text-properties style:use-window-font-color="true" style:font-name="Droid Sans Mono" fo:font-size="10.5pt" fo:font-weight="normal" officeooo:rsid="003c6c4c" officeooo:paragraph-rsid="004fc4a8" fo:background-color="#fffbcc"/>
    </style:style>
    <style:style style:name="P7" style:family="paragraph" style:parent-style-name="Standard">
      <style:text-properties style:use-window-font-color="true" style:font-name="Droid Sans Mono" fo:font-size="10.5pt" fo:font-weight="normal" officeooo:rsid="007cd12d" officeooo:paragraph-rsid="007cd12d" fo:background-color="#fffbcc"/>
    </style:style>
    <style:style style:name="P8" style:family="paragraph" style:parent-style-name="Standard">
      <style:paragraph-properties style:line-height-at-least="0.503cm"/>
      <style:text-properties style:use-window-font-color="true" fo:background-color="#fffbcc"/>
    </style:style>
    <style:style style:name="P9" style:family="paragraph" style:parent-style-name="Standard">
      <style:paragraph-properties style:line-height-at-least="0.503cm"/>
      <style:text-properties officeooo:rsid="003c6c4c"/>
    </style:style>
    <style:style style:name="P10" style:family="paragraph" style:parent-style-name="Heading">
      <style:text-properties officeooo:rsid="00264294" officeooo:paragraph-rsid="00264294"/>
    </style:style>
    <style:style style:name="P11" style:family="paragraph" style:parent-style-name="Heading">
      <style:text-properties officeooo:rsid="003c6c4c" officeooo:paragraph-rsid="003c6c4c"/>
    </style:style>
    <style:style style:name="P12" style:family="paragraph" style:parent-style-name="Heading">
      <style:text-properties officeooo:rsid="003c6c4c" officeooo:paragraph-rsid="0041b302"/>
    </style:style>
    <style:style style:name="P13" style:family="paragraph" style:parent-style-name="Heading">
      <style:text-properties officeooo:rsid="003c6c4c" officeooo:paragraph-rsid="004fc4a8"/>
    </style:style>
    <style:style style:name="P14" style:family="paragraph" style:parent-style-name="Heading">
      <style:paragraph-properties style:line-height-at-least="0.503cm"/>
      <style:text-properties officeooo:rsid="003c6c4c" officeooo:paragraph-rsid="00540c17"/>
    </style:style>
    <style:style style:name="P15" style:family="paragraph" style:parent-style-name="Heading">
      <style:text-properties officeooo:rsid="007cd12d" officeooo:paragraph-rsid="007cd12d"/>
    </style:style>
    <style:style style:name="P16" style:family="paragraph" style:parent-style-name="Heading">
      <style:text-properties officeooo:rsid="007ef1c6" officeooo:paragraph-rsid="007ef1c6"/>
    </style:style>
    <style:style style:name="P17" style:family="paragraph" style:parent-style-name="Text_20_body">
      <style:text-properties officeooo:rsid="0012b61e" officeooo:paragraph-rsid="0012b61e"/>
    </style:style>
    <style:style style:name="P18" style:family="paragraph" style:parent-style-name="Text_20_body">
      <style:paragraph-properties fo:text-align="justify" style:justify-single-word="false"/>
      <style:text-properties officeooo:rsid="0018bdd3" officeooo:paragraph-rsid="0018bdd3"/>
    </style:style>
    <style:style style:name="P19" style:family="paragraph" style:parent-style-name="Text_20_body">
      <style:paragraph-properties fo:text-align="justify" style:justify-single-word="false"/>
      <style:text-properties officeooo:rsid="001bac3a" officeooo:paragraph-rsid="001bac3a"/>
    </style:style>
    <style:style style:name="P20" style:family="paragraph" style:parent-style-name="Text_20_body">
      <style:paragraph-properties fo:text-align="justify" style:justify-single-word="false"/>
      <style:text-properties officeooo:rsid="001c0a80" officeooo:paragraph-rsid="001c0a80"/>
    </style:style>
    <style:style style:name="P21" style:family="paragraph" style:parent-style-name="Text_20_body">
      <style:paragraph-properties fo:text-align="justify" style:justify-single-word="false"/>
      <style:text-properties officeooo:rsid="001c943d" officeooo:paragraph-rsid="001c943d"/>
    </style:style>
    <style:style style:name="P22" style:family="paragraph" style:parent-style-name="Text_20_body">
      <style:paragraph-properties fo:text-align="justify" style:justify-single-word="false"/>
      <style:text-properties officeooo:rsid="001ebfbc" officeooo:paragraph-rsid="001ebfbc"/>
    </style:style>
    <style:style style:name="P23" style:family="paragraph" style:parent-style-name="Text_20_body">
      <style:paragraph-properties fo:text-align="justify" style:justify-single-word="false"/>
      <style:text-properties officeooo:paragraph-rsid="00306c86"/>
    </style:style>
    <style:style style:name="P24" style:family="paragraph" style:parent-style-name="Text_20_body">
      <style:paragraph-properties fo:text-align="justify" style:justify-single-word="false"/>
      <style:text-properties officeooo:rsid="004748c3" officeooo:paragraph-rsid="004748c3"/>
    </style:style>
    <style:style style:name="P25" style:family="paragraph" style:parent-style-name="Text_20_body">
      <style:paragraph-properties style:line-height-at-least="0.503cm" fo:text-align="justify" style:justify-single-word="false"/>
      <style:text-properties officeooo:rsid="0055a4ec" officeooo:paragraph-rsid="0055a4ec"/>
    </style:style>
    <style:style style:name="P26" style:family="paragraph" style:parent-style-name="Text_20_body">
      <style:paragraph-properties fo:text-align="justify" style:justify-single-word="false"/>
      <style:text-properties officeooo:rsid="006844ce" officeooo:paragraph-rsid="006844ce"/>
    </style:style>
    <style:style style:name="P27" style:family="paragraph" style:parent-style-name="Text_20_body">
      <style:paragraph-properties fo:text-align="justify" style:justify-single-word="false"/>
      <style:text-properties officeooo:rsid="007ef1c6" officeooo:paragraph-rsid="007ef1c6"/>
    </style:style>
    <style:style style:name="P28" style:family="paragraph" style:parent-style-name="Text_20_body">
      <style:text-properties officeooo:paragraph-rsid="0081b387"/>
    </style:style>
    <style:style style:name="P29" style:family="paragraph" style:parent-style-name="Text_20_body">
      <style:text-properties officeooo:paragraph-rsid="00845714"/>
    </style:style>
    <style:style style:name="P30" style:family="paragraph" style:parent-style-name="Text_20_body">
      <style:text-properties officeooo:paragraph-rsid="00867658"/>
    </style:style>
    <style:style style:name="P31" style:family="paragraph" style:parent-style-name="Text_20_body">
      <style:text-properties officeooo:paragraph-rsid="00884fa4"/>
    </style:style>
    <style:style style:name="P32" style:family="paragraph" style:parent-style-name="Text_20_body">
      <style:text-properties officeooo:paragraph-rsid="008d2227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Footer">
      <style:paragraph-properties fo:text-align="center" style:justify-single-word="false"/>
      <style:text-properties officeooo:paragraph-rsid="00148fc3"/>
    </style:style>
    <style:style style:name="P35" style:family="paragraph" style:parent-style-name="Footer">
      <style:paragraph-properties fo:text-align="center" style:justify-single-word="false"/>
      <style:text-properties officeooo:rsid="0012b61e" officeooo:paragraph-rsid="00148fc3"/>
    </style:style>
    <style:style style:name="P36" style:family="paragraph" style:parent-style-name="Subtitle">
      <style:text-properties officeooo:rsid="0012b61e" officeooo:paragraph-rsid="0012b61e"/>
    </style:style>
    <style:style style:name="P37" style:family="paragraph" style:parent-style-name="Title">
      <style:text-properties fo:font-size="20pt" style:font-size-asian="20pt" style:font-size-complex="20pt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rsid="00817630" officeooo:paragraph-rsid="00817630"/>
    </style:style>
    <style:style style:name="P41" style:family="paragraph" style:parent-style-name="Heading_20_2">
      <style:paragraph-properties fo:break-before="page"/>
      <style:text-properties officeooo:rsid="00162cec" officeooo:paragraph-rsid="00162cec"/>
    </style:style>
    <style:style style:name="P42" style:family="paragraph" style:parent-style-name="Heading_20_2">
      <style:paragraph-properties fo:break-before="page"/>
      <style:text-properties officeooo:rsid="0023683d" officeooo:paragraph-rsid="0023683d"/>
    </style:style>
    <style:style style:name="P43" style:family="paragraph" style:parent-style-name="Heading_20_2">
      <style:paragraph-properties fo:break-before="page"/>
      <style:text-properties officeooo:rsid="004fc4a8" officeooo:paragraph-rsid="004fc4a8"/>
    </style:style>
    <style:style style:name="P44" style:family="paragraph" style:parent-style-name="Heading_20_2">
      <style:paragraph-properties fo:break-before="page"/>
      <style:text-properties officeooo:rsid="00673d67" officeooo:paragraph-rsid="00673d67"/>
    </style:style>
    <style:style style:name="P45" style:family="paragraph" style:parent-style-name="Heading_20_3">
      <style:paragraph-properties fo:text-align="justify" style:justify-single-word="false"/>
      <style:text-properties officeooo:rsid="00174d78" officeooo:paragraph-rsid="00174d78"/>
    </style:style>
    <style:style style:name="P46" style:family="paragraph" style:parent-style-name="Heading_20_3">
      <style:paragraph-properties fo:text-align="justify" style:justify-single-word="false"/>
      <style:text-properties officeooo:rsid="001ebfbc" officeooo:paragraph-rsid="001ebfbc"/>
    </style:style>
    <style:style style:name="P47" style:family="paragraph" style:parent-style-name="Heading_20_3">
      <style:text-properties officeooo:rsid="0025f2b2" officeooo:paragraph-rsid="0025f2b2"/>
    </style:style>
    <style:style style:name="P48" style:family="paragraph" style:parent-style-name="Heading_20_3" style:list-style-name="">
      <style:text-properties officeooo:rsid="003bc6e6" officeooo:paragraph-rsid="003bc6e6"/>
    </style:style>
    <style:style style:name="P49" style:family="paragraph" style:parent-style-name="Heading_20_3">
      <style:paragraph-properties fo:break-before="page"/>
      <style:text-properties officeooo:rsid="007b291c" officeooo:paragraph-rsid="007b291c"/>
    </style:style>
    <style:style style:name="P50" style:family="paragraph" style:parent-style-name="Heading_20_3">
      <style:paragraph-properties fo:break-before="page"/>
      <style:text-properties officeooo:rsid="003bc6e6" officeooo:paragraph-rsid="003bc6e6"/>
    </style:style>
    <style:style style:name="T1" style:family="text">
      <style:text-properties officeooo:rsid="0019f2fd"/>
    </style:style>
    <style:style style:name="T2" style:family="text">
      <style:text-properties officeooo:rsid="0020650e"/>
    </style:style>
    <style:style style:name="T3" style:family="text">
      <style:text-properties officeooo:rsid="0026429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90530" style:font-weight-asian="normal" style:font-weight-complex="normal"/>
    </style:style>
    <style:style style:name="T6" style:family="text">
      <style:text-properties fo:font-weight="normal" officeooo:rsid="006844ce" style:font-weight-asian="normal" style:font-weight-complex="normal"/>
    </style:style>
    <style:style style:name="T7" style:family="text">
      <style:text-properties fo:font-weight="normal" officeooo:rsid="00688f6b" style:font-weight-asian="normal" style:font-weight-complex="normal"/>
    </style:style>
    <style:style style:name="T8" style:family="text">
      <style:text-properties fo:font-weight="normal" officeooo:rsid="006a5f7f" style:font-weight-asian="normal" style:font-weight-complex="normal"/>
    </style:style>
    <style:style style:name="T9" style:family="text">
      <style:text-properties fo:font-weight="normal" officeooo:rsid="006dada1" style:font-weight-asian="normal" style:font-weight-complex="normal"/>
    </style:style>
    <style:style style:name="T10" style:family="text">
      <style:text-properties fo:font-weight="normal" officeooo:rsid="006e18de" style:font-weight-asian="normal" style:font-weight-complex="normal"/>
    </style:style>
    <style:style style:name="T11" style:family="text">
      <style:text-properties style:font-name="Droid Sans Mono" fo:font-size="10.5pt" fo:font-weight="normal"/>
    </style:style>
    <style:style style:name="T12" style:family="text">
      <style:text-properties style:font-name="Droid Sans Mono" fo:font-size="10.5pt" fo:font-weight="normal" officeooo:rsid="004ae3e1"/>
    </style:style>
    <style:style style:name="T13" style:family="text">
      <style:text-properties style:font-name="Droid Sans Mono" fo:font-size="10.5pt" fo:font-weight="normal" officeooo:rsid="004bdc3b"/>
    </style:style>
    <style:style style:name="T14" style:family="text">
      <style:text-properties officeooo:rsid="002b5a4d"/>
    </style:style>
    <style:style style:name="T15" style:family="text">
      <style:text-properties officeooo:rsid="002ca1bc"/>
    </style:style>
    <style:style style:name="T16" style:family="text">
      <style:text-properties style:use-window-font-color="true" style:font-name="Droid Sans Mono" fo:font-size="10.5pt" fo:font-weight="normal" officeooo:rsid="002f0710" fo:background-color="#fffbcc" loext:char-shading-value="0"/>
    </style:style>
    <style:style style:name="T17" style:family="text">
      <style:text-properties style:use-window-font-color="true" style:font-name="Droid Sans Mono" fo:font-size="10.5pt" fo:font-weight="normal" officeooo:rsid="00306c86" fo:background-color="#fffbcc" loext:char-shading-value="0"/>
    </style:style>
    <style:style style:name="T18" style:family="text">
      <style:text-properties style:use-window-font-color="true" style:font-name="Droid Sans Mono" fo:font-size="10.5pt" fo:font-weight="normal" officeooo:rsid="0035dcf3" fo:background-color="#fffbcc" loext:char-shading-value="0"/>
    </style:style>
    <style:style style:name="T19" style:family="text">
      <style:text-properties style:use-window-font-color="true" style:font-name="Droid Sans Mono" fo:font-size="10.5pt" fo:font-weight="normal" officeooo:rsid="007280a2" fo:background-color="#fffbcc" loext:char-shading-value="0"/>
    </style:style>
    <style:style style:name="T20" style:family="text">
      <style:text-properties style:use-window-font-color="true" style:font-name="Droid Sans Mono" fo:font-size="10.5pt" fo:font-weight="normal" officeooo:rsid="007683d8" fo:background-color="#fffbcc" loext:char-shading-value="0"/>
    </style:style>
    <style:style style:name="T21" style:family="text">
      <style:text-properties style:use-window-font-color="true" style:font-name="Droid Sans Mono" fo:font-size="10.5pt" fo:font-weight="normal" officeooo:rsid="0076afbb" fo:background-color="#fffbcc" loext:char-shading-value="0"/>
    </style:style>
    <style:style style:name="T22" style:family="text">
      <style:text-properties style:use-window-font-color="true" style:font-name="Droid Sans Mono" fo:font-size="10.5pt" fo:font-weight="normal" officeooo:rsid="0076f501" fo:background-color="#fffbcc" loext:char-shading-value="0"/>
    </style:style>
    <style:style style:name="T23" style:family="text">
      <style:text-properties style:use-window-font-color="true" style:font-name="Droid Sans Mono" fo:font-size="10.5pt" fo:font-weight="normal" officeooo:rsid="002f0710" fo:background-color="transparent" loext:char-shading-value="0"/>
    </style:style>
    <style:style style:name="T24" style:family="text">
      <style:text-properties style:use-window-font-color="true" style:font-name="Droid Sans Mono" fo:font-size="10.5pt" fo:font-weight="normal" officeooo:rsid="002f0710" fo:background-color="transparent" loext:char-shading-value="0"/>
    </style:style>
    <style:style style:name="T25" style:family="text">
      <style:text-properties style:use-window-font-color="true" style:font-name="Droid Sans Mono" fo:font-size="10.5pt" fo:font-weight="normal" officeooo:rsid="007280a2" fo:background-color="transparent" loext:char-shading-value="0"/>
    </style:style>
    <style:style style:name="T26" style:family="text">
      <style:text-properties style:use-window-font-color="true" style:font-name="Droid Sans Mono" fo:font-size="10.5pt" fo:font-weight="normal" officeooo:rsid="007280a2" fo:background-color="transparent" loext:char-shading-value="0"/>
    </style:style>
    <style:style style:name="T27" style:family="text">
      <style:text-properties style:use-window-font-color="true" style:font-name="Droid Sans Mono" fo:font-size="10.5pt" fo:font-weight="normal" officeooo:rsid="00306c86" fo:background-color="transparent" loext:char-shading-value="0"/>
    </style:style>
    <style:style style:name="T28" style:family="text">
      <style:text-properties style:use-window-font-color="true" style:font-name="Droid Sans Mono" fo:font-size="10.5pt" fo:font-weight="normal" officeooo:rsid="00306c86" fo:background-color="transparent" loext:char-shading-value="0"/>
    </style:style>
    <style:style style:name="T29" style:family="text">
      <style:text-properties style:use-window-font-color="true" style:font-name="Droid Sans Mono" fo:font-size="10.5pt" fo:font-weight="normal" officeooo:rsid="0035dcf3" fo:background-color="transparent" loext:char-shading-value="0"/>
    </style:style>
    <style:style style:name="T30" style:family="text">
      <style:text-properties style:use-window-font-color="true" style:font-name="Droid Sans Mono" fo:font-size="10.5pt" fo:font-weight="normal" officeooo:rsid="0035dcf3" fo:background-color="transparent" loext:char-shading-value="0"/>
    </style:style>
    <style:style style:name="T31" style:family="text">
      <style:text-properties style:use-window-font-color="true" style:font-name="Droid Sans Mono" fo:font-size="10.5pt" fo:font-weight="normal" officeooo:rsid="007683d8" fo:background-color="transparent" loext:char-shading-value="0"/>
    </style:style>
    <style:style style:name="T32" style:family="text">
      <style:text-properties style:use-window-font-color="true" style:font-name="Droid Sans Mono" fo:font-size="10.5pt" fo:font-weight="normal" officeooo:rsid="007683d8" fo:background-color="transparent" loext:char-shading-value="0"/>
    </style:style>
    <style:style style:name="T33" style:family="text">
      <style:text-properties style:use-window-font-color="true" style:font-name="Droid Sans Mono" fo:font-size="10.5pt" fo:font-weight="normal" officeooo:rsid="0076afbb" fo:background-color="transparent" loext:char-shading-value="0"/>
    </style:style>
    <style:style style:name="T34" style:family="text">
      <style:text-properties style:use-window-font-color="true" style:font-name="Droid Sans Mono" fo:font-size="10.5pt" fo:font-weight="normal" officeooo:rsid="0076afbb" fo:background-color="transparent" loext:char-shading-value="0"/>
    </style:style>
    <style:style style:name="T35" style:family="text">
      <style:text-properties style:use-window-font-color="true" style:font-name="Droid Sans Mono" fo:font-size="10.5pt" fo:font-weight="normal" officeooo:rsid="0076f501" fo:background-color="transparent" loext:char-shading-value="0"/>
    </style:style>
    <style:style style:name="T36" style:family="text">
      <style:text-properties style:use-window-font-color="true" style:font-name="Droid Sans Mono" fo:font-size="10.5pt" fo:font-weight="normal" officeooo:rsid="0076f501" fo:background-color="transparent" loext:char-shading-value="0"/>
    </style:style>
    <style:style style:name="T37" style:family="text">
      <style:text-properties officeooo:rsid="0039f62d"/>
    </style:style>
    <style:style style:name="T38" style:family="text">
      <style:text-properties officeooo:rsid="003fdd6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ae3e1"/>
    </style:style>
    <style:style style:name="T41" style:family="text">
      <style:text-properties officeooo:rsid="004d35a6"/>
    </style:style>
    <style:style style:name="T42" style:family="text">
      <style:text-properties officeooo:rsid="00564f26"/>
    </style:style>
    <style:style style:name="T43" style:family="text">
      <style:text-properties officeooo:rsid="00790a96"/>
    </style:style>
    <style:style style:name="T44" style:family="text">
      <style:text-properties officeooo:rsid="007c36cd"/>
    </style:style>
    <style:style style:name="T45" style:family="text">
      <style:text-properties officeooo:rsid="007f1b91"/>
    </style:style>
    <style:style style:name="T46" style:family="text">
      <style:text-properties officeooo:rsid="0081b387"/>
    </style:style>
    <style:style style:name="T47" style:family="text">
      <style:text-properties officeooo:rsid="00845714"/>
    </style:style>
    <style:style style:name="T48" style:family="text">
      <style:text-properties officeooo:rsid="00867658"/>
    </style:style>
    <style:style style:name="T49" style:family="text">
      <style:text-properties officeooo:rsid="00884fa4"/>
    </style:style>
    <style:style style:name="T50" style:family="text">
      <style:text-properties officeooo:rsid="008858eb"/>
    </style:style>
    <style:style style:name="T51" style:family="text">
      <style:text-properties officeooo:rsid="008a8f21"/>
    </style:style>
    <style:style style:name="T52" style:family="text">
      <style:text-properties officeooo:rsid="00915e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7">ORGANIZACJA I ARCHITEKTURA KOMPUTERÓW</text:p>
      <text:p text:style-name="P36">LAB 2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52">10</text:span> <text:span text:style-name="T52">MAJA </text:span>2019</text:p>
      <text:p text:style-name="P34">ŚRODA, TN 17:05 </text:p>
      <text:p text:style-name="P34">AUTOR: WOJCIECH KUR </text:p>
      <text:p text:style-name="P35">PROWADZĄCY: DR INŻ. PIOTR PATRONIK 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38"><text:a xlink:type="simple" xlink:href="#__RefHeading___Toc106_2341823925" text:style-name="Index_20_Link" text:visited-style-name="Index_20_Link">1. Treść ćwiczenia<text:tab/>3</text:a></text:p>
          <text:p text:style-name="P39"><text:a xlink:type="simple" xlink:href="#__RefHeading___Toc108_2341823925" text:style-name="Index_20_Link" text:visited-style-name="Index_20_Link">1.1. Zakres i program ćwiczenia<text:tab/>3</text:a></text:p>
          <text:p text:style-name="P39"><text:a xlink:type="simple" xlink:href="#__RefHeading___Toc110_2341823925" text:style-name="Index_20_Link" text:visited-style-name="Index_20_Link">1.2. Zrealizowane zadania<text:tab/>3</text:a></text:p>
          <text:p text:style-name="P38"><text:a xlink:type="simple" xlink:href="#__RefHeading___Toc119_2341823925" text:style-name="Index_20_Link" text:visited-style-name="Index_20_Link">2. Przebieg ćwiczenia<text:tab/>4</text:a></text:p>
          <text:p text:style-name="P39"><text:a xlink:type="simple" xlink:href="#__RefHeading___Toc121_2341823925" text:style-name="Index_20_Link" text:visited-style-name="Index_20_Link">2.1. Konstrukcja pliku źródłowego „print_args”<text:tab/>4</text:a></text:p>
          <text:p text:style-name="P39"><text:a xlink:type="simple" xlink:href="#__RefHeading___Toc134_2341823925" text:style-name="Index_20_Link" text:visited-style-name="Index_20_Link">2.2. Konstrukcja pliku Makefile z funkcjami bibliotecznymi<text:tab/>6</text:a></text:p>
          <text:p text:style-name="P39"><text:a xlink:type="simple" xlink:href="#__RefHeading___Toc123_2341823925" text:style-name="Index_20_Link" text:visited-style-name="Index_20_Link">2.3. Konstrukcja pliku źródłowego „printf_args”<text:tab/>7</text:a></text:p>
          <text:p text:style-name="P38"><text:a xlink:type="simple" xlink:href="#__RefHeading___Toc125_2341823925" text:style-name="Index_20_Link" text:visited-style-name="Index_20_Link">2.4 Konstrukcja pliku źródłowego „adder”<text:tab/>8</text:a></text:p>
          <text:p text:style-name="P38"><text:a xlink:type="simple" xlink:href="#__RefHeading___Toc127_2341823925" text:style-name="Index_20_Link" text:visited-style-name="Index_20_Link">3. Podsumowanie<text:tab/>13</text:a></text:p>
          <text:p text:style-name="P38"><text:a xlink:type="simple" xlink:href="#__RefHeading___Toc136_2341823925" text:style-name="Index_20_Link" text:visited-style-name="Index_20_Link">4. Literatura<text:tab/>13</text:a></text:p>
        </text:index-body>
      </text:table-of-content>
      <text:p text:style-name="P17"/>
      <text:h text:style-name="P41" text:outline-level="2"><text:bookmark-start text:name="__RefHeading___Toc106_2341823925"/>1. Treść ćwiczenia<text:bookmark-end text:name="__RefHeading___Toc106_2341823925"/></text:h>
      <text:h text:style-name="P45" text:outline-level="3"><text:bookmark-start text:name="__RefHeading___Toc108_2341823925"/>1.1. Zakres i program ćwiczenia<text:bookmark-end text:name="__RefHeading___Toc108_2341823925"/></text:h>
      <text:p text:style-name="P18">1.1.1. Napisanie <text:span text:style-name="T1">programu drukującego na standardowe wyjście:</text:span></text:p>
      <text:p text:style-name="P18"><text:tab/><text:span text:style-name="T1">a. parametry wywołania (w tym ścieżkę do programu).</text:span></text:p>
      <text:p text:style-name="P18"><text:tab/><text:span text:style-name="T1">b. zawartość środowiska (zmienne środowiskowe).</text:span></text:p>
      <text:p text:style-name="P19">1.1.2. Napisanie programu dodającego/odejmującego dwie liczby o dowolnej precyzji.</text:p>
      <text:p text:style-name="P20">1.1.3. Napisanie programu mnożącego/dzielącego dwie liczby o dowolnej precyzji.</text:p>
      <text:p text:style-name="P20">1.1.4. Wejście/Wyjście dla programów:</text:p>
      <text:p text:style-name="P20"><text:tab/>a. standardowe we/wy, cyfry o bazie 16.</text:p>
      <text:p text:style-name="P20"><text:tab/>b. standardowe we/wy, cyfry o bazie 10.</text:p>
      <text:p text:style-name="P21">1.1.5. Wczytywanie zrealizowane z wykorzystaniem:</text:p>
      <text:p text:style-name="P21"><text:tab/>a. int $0x80 – z wykorzystaniem funkcji systemu operacyjnego.</text:p>
      <text:p text:style-name="P21"><text:tab/>b. printf/scanf – z wykorzystaniem funkcji bibliotecznych.</text:p>
      <text:p text:style-name="P21"><text:tab/>c. parametrów programu i/lub zmiennych środowiskowych.</text:p>
      <text:h text:style-name="P46" text:outline-level="3"><text:bookmark-start text:name="__RefHeading___Toc110_2341823925"/>1.2. Zrealizowane zadania<text:bookmark-end text:name="__RefHeading___Toc110_2341823925"/></text:h>
      <text:p text:style-name="P22">1.2.1. Stworzenie programu drukującego parametry wywołania oraz zawartość środowiska na standardowe wyjście z wykorzystaniem funkcji systemowej oraz funkcji bibliotecznej printf.</text:p>
      <text:p text:style-name="P22">1.2.2. Napisanie programu dodającego (oraz odejmującego z wykorzystaniem rozkazu sub zamiast add) dwie liczby o dowolnej precyzji z wykorzystaniem cyfr o bazie 16. <text:span text:style-name="T2">Wczytywanie oraz wypisywanie zrealizowane za pomocą funkcji systemowych oraz funkcji bibliotecznych.</text:span></text:p>
      <text:h text:style-name="P42" text:outline-level="2"><text:bookmark-start text:name="__RefHeading___Toc119_2341823925"/>2. Przebieg ćwiczenia<text:bookmark-end text:name="__RefHeading___Toc119_2341823925"/></text:h>
      <text:h text:style-name="P47" text:outline-level="3"><text:bookmark-start text:name="__RefHeading___Toc121_2341823925"/>2.1. Konstrukcja pliku źródłowego „print_args”<text:bookmark-end text:name="__RefHeading___Toc121_2341823925"/></text:h>
      <text:p text:style-name="P10">2.1.1. Listing 1: kod źródłowy print_args.s</text:p>
      <text:p text:style-name="P4">.data</text:p>
      <text:p text:style-name="P3">EXIT = 1 </text:p>
      <text:p text:style-name="P3">READ = 3</text:p>
      <text:p text:style-name="P3">WRITE = 4</text:p>
      <text:p text:style-name="P3">STDIN = 0</text:p>
      <text:p text:style-name="P3">STDOUT = 1</text:p>
      <text:p text:style-name="P3">SYSCALL = 0x80</text:p>
      <text:p text:style-name="P8"/>
      <text:p text:style-name="P3">new_line:</text:p>
      <text:p text:style-name="P8">    <text:span text:style-name="T11">.ascii "\n"</text:span></text:p>
      <text:p text:style-name="P3">new_line_len = . - new_line</text:p>
      <text:p text:style-name="P8"/>
      <text:p text:style-name="P3">.text</text:p>
      <text:p text:style-name="P3">.global _start</text:p>
      <text:p text:style-name="P3">_start:</text:p>
      <text:p text:style-name="P3">loading:</text:p>
      <text:p text:style-name="P8">    <text:span text:style-name="T11">pop                 <text:tab/><text:tab/>%esi</text:span></text:p>
      <text:p text:style-name="P8">    <text:span text:style-name="T11">pop                 <text:tab/><text:tab/>%esi</text:span></text:p>
      <text:p text:style-name="P8">    <text:span text:style-name="T11">mov %esi,           <text:tab/><text:tab/>%ecx</text:span></text:p>
      <text:p text:style-name="P8"/>
      <text:p text:style-name="P3">is<text:span text:style-name="T15">End</text:span>:</text:p>
      <text:p text:style-name="P8">    <text:span text:style-name="T11">cmp $0x20,          <text:tab/>%esi</text:span></text:p>
      <text:p text:style-name="P8">    <text:span text:style-name="T11">je  end</text:span></text:p>
      <text:p text:style-name="P8">    </text:p>
      <text:p text:style-name="P3">counter:</text:p>
      <text:p text:style-name="P8">    <text:span text:style-name="T11">inc %edx</text:span></text:p>
      <text:p text:style-name="P8">    <text:span text:style-name="T11">inc %esi</text:span></text:p>
      <text:p text:style-name="P8">    <text:span text:style-name="T11">cmpb $0,            <text:tab/><text:tab/>(%esi)</text:span></text:p>
      <text:p text:style-name="P8">    <text:span text:style-name="T11">jne counter</text:span></text:p>
      <text:p text:style-name="P8"/>
      <text:p text:style-name="P8">    <text:span text:style-name="T11">mov $WRITE, <text:tab/><text:tab/>%eax</text:span></text:p>
      <text:p text:style-name="P8">    <text:span text:style-name="T11">mov $STDOUT, <text:tab/><text:tab/>%ebx</text:span></text:p>
      <text:p text:style-name="P8">    <text:span text:style-name="T11">int $SYSCALL</text:span></text:p>
      <text:p text:style-name="P8"/>
      <text:p text:style-name="P8">    <text:span text:style-name="T11">mov $WRITE, <text:tab/><text:tab/>%eax</text:span></text:p>
      <text:p text:style-name="P8">    <text:span text:style-name="T11">mov $STDOUT, <text:tab/><text:tab/>%ebx</text:span></text:p>
      <text:p text:style-name="P8">    <text:span text:style-name="T11">mov $new_line,<text:tab/><text:tab/>%ecx</text:span></text:p>
      <text:p text:style-name="P8">    <text:span text:style-name="T11">mov $new_line_len,<text:tab/>%edx</text:span></text:p>
      <text:p text:style-name="P8">    <text:span text:style-name="T11">int $SYSCALL</text:span></text:p>
      <text:p text:style-name="P8"/>
      <text:p text:style-name="P8">    <text:span text:style-name="T11">mov $0,             <text:tab/><text:tab/>%edx</text:span></text:p>
      <text:p text:style-name="P8">    <text:span text:style-name="T11">jmp loading</text:span></text:p>
      <text:p text:style-name="P8"/>
      <text:p text:style-name="P3">end:</text:p>
      <text:p text:style-name="P8"><text:soft-page-break/>    <text:span text:style-name="T11">mov $EXIT,          <text:tab/><text:tab/>%eax</text:span></text:p>
      <text:p text:style-name="P8">    <text:span text:style-name="T11">mov $0,             <text:tab/><text:tab/>%ebx</text:span></text:p>
      <text:p text:style-name="P8">    <text:span text:style-name="T11">int $SYSCALL</text:span></text:p>
      <text:p text:style-name="P2"/>
      <text:p text:style-name="Heading">2.<text:span text:style-name="T37">1</text:span>.<text:span text:style-name="T37">2.</text:span> Opis programu</text:p>
      <text:p text:style-name="P23"><text:span text:style-name="T14">Program pobiera ze szczytu stosu jego początkową wartość (1), a następnie pobiera ciąg znaków zawierający dane informacje o programie. Instrukcja „</text:span><text:span text:style-name="T24">cmp $0x20, %esi” </text:span><text:span text:style-name="T26">sprawdza</text:span><text:span text:style-name="T28"> czy nastąpił koniec wypisywania zmiennych środowiskowych. </text:span><text:span text:style-name="T30">Następnie </text:span><text:span text:style-name="T32">wyliczona zostaje długość łańcucha poprzez iteracje bajt po bajcie aż do zakończenia znakiem 0</text:span><text:span text:style-name="T30">. </text:span><text:span text:style-name="T34">Po </text:span><text:span text:style-name="T36">wyliczeniu</text:span><text:span text:style-name="T34"> łańcuch zostaje wypisany oraz zakończony znakiem nowej linii</text:span><text:span text:style-name="T30">. Algorytm zapętla się i trwa dopóki nie zostanie spełniony warunek wystąpienia kodu 0x20.</text:span></text:p>
      <text:h text:style-name="P49" text:outline-level="3"><text:bookmark-start text:name="__RefHeading___Toc134_2341823925"/>2.2. Konstrukcja pliku Makefile z funkcjami bibliotecznymi<text:bookmark-end text:name="__RefHeading___Toc134_2341823925"/></text:h>
      <text:p text:style-name="P15">2.2.1 Listing 2: kod źródłowy Makefile</text:p>
      <text:p text:style-name="P7">NAME=nazwa_zadania</text:p>
      <text:p text:style-name="P3">all:</text:p>
      <text:p text:style-name="P8">    <text:span text:style-name="T11">as -g --32 ${NAME}.s -o ${NAME}.o</text:span></text:p>
      <text:p text:style-name="P8">    <text:span text:style-name="T11">ld -m elf_i386 -dynamic-linker /lib/ld-linux.so.2 -o ${NAME} ${NAME}.o -lc</text:span></text:p>
      <text:p text:style-name="P8">    <text:span text:style-name="T11">rm ${NAME}.o</text:span></text:p>
      <text:p text:style-name="P16">2.2.2 Opis programu</text:p>
      <text:p text:style-name="P27">Makefile oprócz flag zmieniających sposób kompilacji zgodny z <text:s/>32bitowym systemem <text:s/>dodaje także dynamiczne linkowanie bibliotek. <text:span text:style-name="T45">Umożliwia to wywoływanie zewnętrznych bibliotek w kodzie assemblerowym. Argumenty funkcji pobierane zostają wtedy ze stosu.</text:span></text:p>
      <text:h text:style-name="P48" text:outline-level="3"/>
      <text:h text:style-name="P50" text:outline-level="3"><text:bookmark-start text:name="__RefHeading___Toc123_2341823925"/>2.<text:span text:style-name="T44">3</text:span>. Konstrukcja pliku źródłowego „printf_args”<text:bookmark-end text:name="__RefHeading___Toc123_2341823925"/></text:h>
      <text:p text:style-name="P11">2.<text:span text:style-name="T44">3</text:span>.1 <text:span text:style-name="T3">Listing 3: kod źródłowy print</text:span>f<text:span text:style-name="T3">_args.s</text:span></text:p>
      <text:p text:style-name="P5">.data</text:p>
      <text:p text:style-name="P3">EXIT = 1 </text:p>
      <text:p text:style-name="P3">READ = 3</text:p>
      <text:p text:style-name="P3">WRITE = 4</text:p>
      <text:p text:style-name="P3">STDIN = 0</text:p>
      <text:p text:style-name="P3">STDOUT = 1</text:p>
      <text:p text:style-name="P3">SYSCALL = 0x80</text:p>
      <text:p text:style-name="P8"/>
      <text:p text:style-name="P3">new_line:</text:p>
      <text:p text:style-name="P8">    <text:span text:style-name="T11">.ascii "\n"</text:span></text:p>
      <text:p text:style-name="P3">new_line_len = . - new_line</text:p>
      <text:p text:style-name="P8"/>
      <text:p text:style-name="P3">.text</text:p>
      <text:p text:style-name="P3">.global _start</text:p>
      <text:p text:style-name="P3">_start:</text:p>
      <text:p text:style-name="P3"><text:span text:style-name="T40">loading</text:span>:</text:p>
      <text:p text:style-name="P8">    <text:span text:style-name="T11">pop<text:tab/>%esi</text:span></text:p>
      <text:p text:style-name="P8">    <text:span text:style-name="T11">pop<text:tab/>%esi</text:span></text:p>
      <text:p text:style-name="P8">    <text:span text:style-name="T11">mov %esi, <text:tab/><text:tab/>%ecx</text:span></text:p>
      <text:p text:style-name="P8"/>
      <text:p text:style-name="P3">is<text:span text:style-name="T38">End</text:span>:</text:p>
      <text:p text:style-name="P8">    <text:span text:style-name="T11">cmp $0x20, <text:tab/>%esi</text:span></text:p>
      <text:p text:style-name="P8">    <text:span text:style-name="T11">je end</text:span></text:p>
      <text:p text:style-name="P8">    </text:p>
      <text:p text:style-name="P8">    <text:span text:style-name="T11">push %ecx</text:span></text:p>
      <text:p text:style-name="P8">    <text:span text:style-name="T11">call printf</text:span></text:p>
      <text:p text:style-name="P8">    <text:span text:style-name="T11">pop %ecx</text:span></text:p>
      <text:p text:style-name="P8"/>
      <text:p text:style-name="P8">    <text:span text:style-name="T11">push $new_line</text:span></text:p>
      <text:p text:style-name="P8">    <text:span text:style-name="T11">call printf</text:span></text:p>
      <text:p text:style-name="P8">    <text:span text:style-name="T11">pop %e</text:span><text:span text:style-name="T13">cx</text:span></text:p>
      <text:p text:style-name="P8">    <text:span text:style-name="T11">jmp </text:span><text:span text:style-name="T12">loading</text:span></text:p>
      <text:p text:style-name="P8"/>
      <text:p text:style-name="P3">end:</text:p>
      <text:p text:style-name="P8">    <text:span text:style-name="T11">mov $EXIT,<text:tab/>%eax</text:span></text:p>
      <text:p text:style-name="P8">    <text:span text:style-name="T11">mov $0, <text:tab/><text:tab/>%ebx</text:span></text:p>
      <text:p text:style-name="P8">    <text:span text:style-name="T11">int $SYSCALL</text:span></text:p>
      <text:p text:style-name="P9"/>
      <text:p text:style-name="P12">2.<text:span text:style-name="T44">3</text:span>.<text:span text:style-name="T37">2.</text:span> Opis programu</text:p>
      <text:p text:style-name="P24">Program wykonuje te same polecenia co w listingu 1, jednakże funkcje systemowe zostały <text:span text:style-name="T41">zastąpione </text:span>funkcją biblioteczną <text:span text:style-name="T39">printf</text:span><text:span text:style-name="T4">. W celu wypisania elementu na standardowe wyjście </text:span><text:span text:style-name="T6">wymagane jest</text:span><text:span text:style-name="T4"> </text:span><text:span text:style-name="T8">przekazanie</text:span><text:span text:style-name="T4"> argument</text:span><text:span text:style-name="T6">u</text:span><text:span text:style-name="T4"> do funkcji (</text:span><text:span text:style-name="T39">printf</text:span><text:span text:style-name="T4">) </text:span><text:span text:style-name="T9">poprzez dodanie</text:span><text:span text:style-name="T7"> </text:span><text:span text:style-name="T4">elementu na stos. </text:span><text:span text:style-name="T5">Po dodaniu </text:span><text:span text:style-name="T10">zostaje ściągnięty</text:span><text:span text:style-name="T5">, aby wskaźnik stosu powrócił na swoją poprzednią pozycję.</text:span></text:p>
      <text:h text:style-name="P43" text:outline-level="2"><text:bookmark-start text:name="__RefHeading___Toc125_2341823925"/>2.<text:span text:style-name="T44">4</text:span> Konstrukcja pliku źródłowego „adder”<text:bookmark-end text:name="__RefHeading___Toc125_2341823925"/></text:h>
      <text:p text:style-name="P13">2.<text:span text:style-name="T44">4</text:span>.1 <text:span text:style-name="T3">Listing 4: kod źródłowy adder.s</text:span></text:p>
      <text:p text:style-name="P6">.data</text:p>
      <text:p text:style-name="P3">EXIT =                      1 </text:p>
      <text:p text:style-name="P3">READ =                      3</text:p>
      <text:p text:style-name="P3">WRITE =                     4</text:p>
      <text:p text:style-name="P3">STDIN =                     0</text:p>
      <text:p text:style-name="P3">STDOUT =                    1</text:p>
      <text:p text:style-name="P3">SYSCALL =                   0x80</text:p>
      <text:p text:style-name="P8"/>
      <text:p text:style-name="P3">.bss</text:p>
      <text:p text:style-name="P3">.comm input1,               512</text:p>
      <text:p text:style-name="P3">.comm input2,               512</text:p>
      <text:p text:style-name="P3">.comm value1,               256</text:p>
      <text:p text:style-name="P3">.comm value2,               256</text:p>
      <text:p text:style-name="P3">.comm sum,                  256</text:p>
      <text:p text:style-name="P3">.comm output,               515</text:p>
      <text:p text:style-name="P8"/>
      <text:p text:style-name="P3">.text</text:p>
      <text:p text:style-name="P3">.global _start</text:p>
      <text:p text:style-name="P3">_start:</text:p>
      <text:p text:style-name="P8">    <text:span text:style-name="T11">mov $256,             %esi</text:span></text:p>
      <text:p text:style-name="P8">    <text:span text:style-name="T11">mov $0,                 %al</text:span></text:p>
      <text:p text:style-name="P8"/>
      <text:p text:style-name="P3">zerowanie:</text:p>
      <text:p text:style-name="P8">    <text:span text:style-name="T11">dec %esi</text:span></text:p>
      <text:p text:style-name="P8">    <text:span text:style-name="T11">mov %al,                value1(, %esi, 1)</text:span></text:p>
      <text:p text:style-name="P8">    <text:span text:style-name="T11">mov %al,                value2(, %esi, 1)</text:span></text:p>
      <text:p text:style-name="P8">    <text:span text:style-name="T11">cmp $0,                 %esi</text:span></text:p>
      <text:p text:style-name="P8">    <text:span text:style-name="T11">jg zerowanie</text:span></text:p>
      <text:p text:style-name="P8">    </text:p>
      <text:p text:style-name="P3">#   PIERWSZY CIAG</text:p>
      <text:p text:style-name="P8"/>
      <text:p text:style-name="P8">    <text:span text:style-name="T11">mov $READ,              %eax</text:span></text:p>
      <text:p text:style-name="P8">    <text:span text:style-name="T11">mov $STDIN,             %ebx</text:span></text:p>
      <text:p text:style-name="P8">    <text:span text:style-name="T11">mov $input1,            %ecx</text:span></text:p>
      <text:p text:style-name="P8">    <text:span text:style-name="T11">mov $512,               %edx</text:span></text:p>
      <text:p text:style-name="P8">    <text:span text:style-name="T11">int $SYSCALL</text:span></text:p>
      <text:p text:style-name="P8"/>
      <text:p text:style-name="P8">    <text:span text:style-name="T11">mov %eax,               %esi</text:span></text:p>
      <text:p text:style-name="P8">    <text:span text:style-name="T11"># USUWANIE ZNAKU NOWEJ LINII</text:span></text:p>
      <text:p text:style-name="P8">    <text:span text:style-name="T11">dec %esi</text:span></text:p>
      <text:p text:style-name="P8">    <text:span text:style-name="T11">mov $256,               %edi</text:span></text:p>
      <text:p text:style-name="P8"/>
      <text:p text:style-name="P3">dekodowanie:</text:p>
      <text:p text:style-name="P8">    <text:span text:style-name="T11">dec %esi</text:span></text:p>
      <text:p text:style-name="P8">    <text:span text:style-name="T11">dec %edi</text:span></text:p>
      <text:p text:style-name="P8"/>
      <text:p text:style-name="P8"><text:soft-page-break/>    <text:span text:style-name="T11">mov input1(, %esi, 1),  %al</text:span></text:p>
      <text:p text:style-name="P8"/>
      <text:p text:style-name="P8">    <text:span text:style-name="T11">cmp $'A',               %al</text:span></text:p>
      <text:p text:style-name="P8">    <text:span text:style-name="T11">jge litera</text:span></text:p>
      <text:p text:style-name="P8"/>
      <text:p text:style-name="P8">    <text:span text:style-name="T11">sub $'0',               %al</text:span></text:p>
      <text:p text:style-name="P8">    <text:span text:style-name="T11">jmp dekodowanie_1</text:span></text:p>
      <text:p text:style-name="P8"/>
      <text:p text:style-name="P3">litera:</text:p>
      <text:p text:style-name="P8">    <text:span text:style-name="T11">sub $55,                %al</text:span></text:p>
      <text:p text:style-name="P8"/>
      <text:p text:style-name="P3">dekodowanie_1:</text:p>
      <text:p text:style-name="P8">    <text:span text:style-name="T11">cmp $0,                 %esi</text:span></text:p>
      <text:p text:style-name="P8">    <text:span text:style-name="T11">jle dekodowanie_3</text:span></text:p>
      <text:p text:style-name="P8"/>
      <text:p text:style-name="P8">    <text:span text:style-name="T11">mov %al,                %bl</text:span></text:p>
      <text:p text:style-name="P8">    <text:span text:style-name="T11">dec %esi</text:span></text:p>
      <text:p text:style-name="P8">    <text:span text:style-name="T11">mov input1(, %esi, 1),  %al</text:span></text:p>
      <text:p text:style-name="P8"/>
      <text:p text:style-name="P8">    <text:span text:style-name="T11">cmp $'A',               %al</text:span></text:p>
      <text:p text:style-name="P8">    <text:span text:style-name="T11">jge litera_2</text:span></text:p>
      <text:p text:style-name="P8"/>
      <text:p text:style-name="P8">    <text:span text:style-name="T11">sub $'0',               %al</text:span></text:p>
      <text:p text:style-name="P8">    <text:span text:style-name="T11">jmp dekodowanie_2</text:span></text:p>
      <text:p text:style-name="P8"/>
      <text:p text:style-name="P3">litera_2:</text:p>
      <text:p text:style-name="P8">    <text:span text:style-name="T11">sub $55,                %al</text:span></text:p>
      <text:p text:style-name="P8"/>
      <text:p text:style-name="P3">dekodowanie_2:</text:p>
      <text:p text:style-name="P8">    <text:span text:style-name="T11">mov $16,                %cl</text:span></text:p>
      <text:p text:style-name="P8">    <text:span text:style-name="T11">mul %cl</text:span></text:p>
      <text:p text:style-name="P8">    <text:span text:style-name="T11">add %bl,                %al</text:span></text:p>
      <text:p text:style-name="P8"/>
      <text:p text:style-name="P3">dekodowanie_3:</text:p>
      <text:p text:style-name="P8">    <text:span text:style-name="T11">mov %al,                value1(, %edi, 1)</text:span></text:p>
      <text:p text:style-name="P8"/>
      <text:p text:style-name="P8">    <text:span text:style-name="T11">cmp $0,                 %esi</text:span></text:p>
      <text:p text:style-name="P8">    <text:span text:style-name="T11">jg dekodowanie</text:span></text:p>
      <text:p text:style-name="P8"/>
      <text:p text:style-name="P3">#   DRUGI CIAG</text:p>
      <text:p text:style-name="P8"/>
      <text:p text:style-name="P8">    <text:span text:style-name="T11">mov $READ,              %eax</text:span></text:p>
      <text:p text:style-name="P8">    <text:span text:style-name="T11">mov $STDIN,             %ebx</text:span></text:p>
      <text:p text:style-name="P8">    <text:span text:style-name="T11">mov $input2,            %ecx</text:span></text:p>
      <text:p text:style-name="P8">    <text:span text:style-name="T11">mov $512,               %edx</text:span></text:p>
      <text:p text:style-name="P8">    <text:span text:style-name="T11">int $SYSCALL</text:span></text:p>
      <text:p text:style-name="P8"/>
      <text:p text:style-name="P8">    <text:span text:style-name="T11">mov %eax,               %esi</text:span></text:p>
      <text:p text:style-name="P8">    <text:span text:style-name="T11">dec %esi</text:span></text:p>
      <text:p text:style-name="P8">    <text:span text:style-name="T11">mov $256,               %edi</text:span></text:p>
      <text:p text:style-name="P8"/>
      <text:p text:style-name="P3"><text:soft-page-break/>dekodowanie1:</text:p>
      <text:p text:style-name="P8">    <text:span text:style-name="T11">dec %esi</text:span></text:p>
      <text:p text:style-name="P8">    <text:span text:style-name="T11">dec %edi</text:span></text:p>
      <text:p text:style-name="P8"/>
      <text:p text:style-name="P8">    <text:span text:style-name="T11">mov input2(, %esi, 1),  %al</text:span></text:p>
      <text:p text:style-name="P8"/>
      <text:p text:style-name="P8">    <text:span text:style-name="T11">cmp $'A',               %al</text:span></text:p>
      <text:p text:style-name="P8">    <text:span text:style-name="T11">jge litera1</text:span></text:p>
      <text:p text:style-name="P8"/>
      <text:p text:style-name="P8">    <text:span text:style-name="T11">sub $'0',               %al</text:span></text:p>
      <text:p text:style-name="P8">    <text:span text:style-name="T11">jmp dekodowanie1_1</text:span></text:p>
      <text:p text:style-name="P8"/>
      <text:p text:style-name="P3">litera1:</text:p>
      <text:p text:style-name="P8">    <text:span text:style-name="T11">sub $55,                %al</text:span></text:p>
      <text:p text:style-name="P8"/>
      <text:p text:style-name="P3">dekodowanie1_1:</text:p>
      <text:p text:style-name="P8">    <text:span text:style-name="T11">cmp $0,                 %esi</text:span></text:p>
      <text:p text:style-name="P8">    <text:span text:style-name="T11">jle dekodowanie1_3</text:span></text:p>
      <text:p text:style-name="P8"/>
      <text:p text:style-name="P8">    <text:span text:style-name="T11">mov %al,                %bl</text:span></text:p>
      <text:p text:style-name="P8">    <text:span text:style-name="T11">dec %esi</text:span></text:p>
      <text:p text:style-name="P8">    <text:span text:style-name="T11">mov input2(, %esi, 1),  %al</text:span></text:p>
      <text:p text:style-name="P8"/>
      <text:p text:style-name="P8">    <text:span text:style-name="T11">cmp $'A',               %al</text:span></text:p>
      <text:p text:style-name="P8">    <text:span text:style-name="T11">jge litera1_2</text:span></text:p>
      <text:p text:style-name="P8"/>
      <text:p text:style-name="P8">    <text:span text:style-name="T11">sub $'0',               %al</text:span></text:p>
      <text:p text:style-name="P8">    <text:span text:style-name="T11">jmp dekodowanie1_2</text:span></text:p>
      <text:p text:style-name="P8"/>
      <text:p text:style-name="P3">litera1_2:</text:p>
      <text:p text:style-name="P8">    <text:span text:style-name="T11">sub $55,                %al</text:span></text:p>
      <text:p text:style-name="P8"/>
      <text:p text:style-name="P3">dekodowanie1_2:</text:p>
      <text:p text:style-name="P8">    <text:span text:style-name="T11">mov $16,                %cl</text:span></text:p>
      <text:p text:style-name="P8">    <text:span text:style-name="T11">mul %cl</text:span></text:p>
      <text:p text:style-name="P8">    <text:span text:style-name="T11">add %bl,                %al</text:span></text:p>
      <text:p text:style-name="P8"/>
      <text:p text:style-name="P3">dekodowanie1_3:</text:p>
      <text:p text:style-name="P8">    <text:span text:style-name="T11">mov %al,                value2(, %edi, 1)</text:span></text:p>
      <text:p text:style-name="P8"/>
      <text:p text:style-name="P8">    <text:span text:style-name="T11">cmp $0,                 %esi</text:span></text:p>
      <text:p text:style-name="P8">    <text:span text:style-name="T11">jg dekodowanie1</text:span></text:p>
      <text:p text:style-name="P8"/>
      <text:p text:style-name="P3"># DODAWANIE</text:p>
      <text:p text:style-name="P8">    <text:span text:style-name="T11">clc</text:span></text:p>
      <text:p text:style-name="P8">    <text:span text:style-name="T11">pushf</text:span></text:p>
      <text:p text:style-name="P8">    <text:span text:style-name="T11">mov $255,                   %esi</text:span></text:p>
      <text:p text:style-name="P8"/>
      <text:p text:style-name="P3">dodawanie:</text:p>
      <text:p text:style-name="P8">    <text:span text:style-name="T11">mov value1(, %esi, 1),      %al</text:span></text:p>
      <text:p text:style-name="P8">    <text:span text:style-name="T11">mov value2(, %esi, 1),      %bl</text:span></text:p>
      <text:p text:style-name="P8"><text:soft-page-break/>    <text:span text:style-name="T11">popf</text:span></text:p>
      <text:p text:style-name="P8">    <text:span text:style-name="T11">adc %bl,                    %al</text:span></text:p>
      <text:p text:style-name="P8">    <text:span text:style-name="T11">pushf</text:span></text:p>
      <text:p text:style-name="P8">    <text:span text:style-name="T11">mov %al,                    sum(, %esi, 1)</text:span></text:p>
      <text:p text:style-name="P8"/>
      <text:p text:style-name="P8">    <text:span text:style-name="T11">dec %esi</text:span></text:p>
      <text:p text:style-name="P8">    <text:span text:style-name="T11">cmp $0,                     %esi</text:span></text:p>
      <text:p text:style-name="P8">    <text:span text:style-name="T11">jg dodawanie</text:span></text:p>
      <text:p text:style-name="P8"/>
      <text:p text:style-name="P3"># KONWERSJA HEX</text:p>
      <text:p text:style-name="P8">    <text:span text:style-name="T11">mov $255,                   %esi</text:span></text:p>
      <text:p text:style-name="P8">    <text:span text:style-name="T11">mov $513,                   %edi</text:span></text:p>
      <text:p text:style-name="P8"/>
      <text:p text:style-name="P3">konwersja:</text:p>
      <text:p text:style-name="P8">    <text:span text:style-name="T11">mov sum(, %esi, 1),         %al</text:span></text:p>
      <text:p text:style-name="P8">    <text:span text:style-name="T11">mov %al,                    %bl</text:span></text:p>
      <text:p text:style-name="P8">    <text:span text:style-name="T11">mov %al,                    %cl</text:span></text:p>
      <text:p text:style-name="P8"/>
      <text:p text:style-name="P8">    <text:span text:style-name="T11">shr $4,                     %cl</text:span></text:p>
      <text:p text:style-name="P8">    <text:span text:style-name="T11">and $0b1111,                %bl</text:span></text:p>
      <text:p text:style-name="P8">    <text:span text:style-name="T11">and $0b1111,                %cl</text:span></text:p>
      <text:p text:style-name="P8">    <text:span text:style-name="T11">add $'0',                   %bl</text:span></text:p>
      <text:p text:style-name="P8">    <text:span text:style-name="T11">add $'0',                   %cl</text:span></text:p>
      <text:p text:style-name="P8"/>
      <text:p text:style-name="P8">    <text:span text:style-name="T11">cmp $'9',                   %bl</text:span></text:p>
      <text:p text:style-name="P8">    <text:span text:style-name="T11">jle dalej</text:span></text:p>
      <text:p text:style-name="P8">    <text:span text:style-name="T11">add $7,                     %bl</text:span></text:p>
      <text:p text:style-name="P8"/>
      <text:p text:style-name="P3">dalej:</text:p>
      <text:p text:style-name="P8">    <text:span text:style-name="T11">cmp $'9',                   %cl</text:span></text:p>
      <text:p text:style-name="P8">    <text:span text:style-name="T11">jle dalej1</text:span></text:p>
      <text:p text:style-name="P8">    <text:span text:style-name="T11">add $7,                     %cl</text:span></text:p>
      <text:p text:style-name="P8"/>
      <text:p text:style-name="P3">dalej1:</text:p>
      <text:p text:style-name="P8">    <text:span text:style-name="T11">mov %bl,                    output(, %edi, 1)</text:span></text:p>
      <text:p text:style-name="P8">    <text:span text:style-name="T11">dec %edi</text:span></text:p>
      <text:p text:style-name="P8">    <text:span text:style-name="T11">mov %cl,                    output(, %edi, 1)</text:span></text:p>
      <text:p text:style-name="P8">    <text:span text:style-name="T11">dec %edi</text:span></text:p>
      <text:p text:style-name="P8"/>
      <text:p text:style-name="P8">    <text:span text:style-name="T11">dec %esi</text:span></text:p>
      <text:p text:style-name="P8">    <text:span text:style-name="T11">cmp $0,                     %esi</text:span></text:p>
      <text:p text:style-name="P8">    <text:span text:style-name="T11">jge konwersja</text:span></text:p>
      <text:p text:style-name="P8"/>
      <text:p text:style-name="P3"># WYSWIETLANIE</text:p>
      <text:p text:style-name="P8">    <text:span text:style-name="T11">mov $514,                   %esi</text:span></text:p>
      <text:p text:style-name="P8">    <text:span text:style-name="T11">movb $0x0A,                 output(, %esi, 1)</text:span></text:p>
      <text:p text:style-name="P8">    <text:span text:style-name="T11">mov $WRITE,                 %eax</text:span></text:p>
      <text:p text:style-name="P8">    <text:span text:style-name="T11">mov $STDOUT,                %ebx</text:span></text:p>
      <text:p text:style-name="P8">    <text:span text:style-name="T11">mov $output,                %ecx</text:span></text:p>
      <text:p text:style-name="P8">    <text:span text:style-name="T11">mov $515,                   %edx</text:span></text:p>
      <text:p text:style-name="P8">    <text:span text:style-name="T11">int $SYSCALL</text:span></text:p>
      <text:p text:style-name="P8"><text:soft-page-break/></text:p>
      <text:p text:style-name="P3"># ZAKONCZENIE</text:p>
      <text:p text:style-name="P8">    <text:span text:style-name="T11">mov $EXIT,                  %eax</text:span></text:p>
      <text:p text:style-name="P8">    <text:span text:style-name="T11">mov $0,                     %ebx</text:span></text:p>
      <text:p text:style-name="P8">    <text:span text:style-name="T11">int $SYSCALL</text:span></text:p>
      <text:p text:style-name="P9"/>
      <text:p text:style-name="P14">2.<text:span text:style-name="T44">4</text:span>.<text:span text:style-name="T37">2.</text:span> Opis programu</text:p>
      <text:p text:style-name="P25">Program rozpoczyna się od wyzerowania wartości w zarezerwowanych blokach pamięci. <text:span text:style-name="T42">Następnie za pomocą funkcji systemowej/bibliotecznej zostaje wczytany pierwszy ciąg znaków odpowiadający pierwszej podanej liczbie. Następuje dekodowanie na liczbę w systemie o bazie 16 w formacie little endian. Druga liczba zostaje wczytana i dekodowana w ten sam sposób. Obie liczby zostają dodane do siebie bajt po bajcie, a wynik przekonwertowany do postaci łańcucha znaków i wyświetlony na standardowym wyjściu.</text:span></text:p>
      <text:p text:style-name="P25"/>
      <text:h text:style-name="P44" text:outline-level="2"><text:bookmark-start text:name="__RefHeading___Toc127_2341823925"/>3. Podsumowanie<text:bookmark-end text:name="__RefHeading___Toc127_2341823925"/></text:h>
      <text:p text:style-name="P26">Zadanie pierwsze zostało zrealizowane w całości. <text:span text:style-name="T43">Istotnym elementem było poznanie zawartości stosu po uruchomieniu programu i poruszania się po nim w odpowiedni sposób. Dodatkowo w celu skorzystania z zewnętrznych bibliotek wymagane było zapoznanie się z sposobem ich dodawania oraz wywoływania. Zadanie drugie skupiało się na poznaniu dwóch form przedstawiania danych little endian i big endian oraz sposobu konwersji łańcucha znaków na liczbę całkowitą i odwrotnie. </text:span></text:p>
      <text:p text:style-name="P26"/>
      <text:h text:style-name="P40" text:outline-level="2"><text:bookmark-start text:name="__RefHeading___Toc136_2341823925"/>4. Literatura<text:bookmark-end text:name="__RefHeading___Toc136_2341823925"/></text:h>
      <text:p text:style-name="P28"><text:span text:style-name="T46">4.1. </text:span><text:a xlink:type="simple" xlink:href="http://zak.ict.pwr.wroc.pl/materials/architektura/laboratorium%20AK2/wzorzec%20sprawozdania.pdf" text:style-name="Internet_20_link" text:visited-style-name="Visited_20_Internet_20_Link">http://zak.ict.pwr.wroc.pl/materials/architektura/laboratorium%20AK2/wzorzec%20sprawozdania.pdf</text:a>, <text:span text:style-name="T46">wzorzec sprawozdania</text:span></text:p>
      <text:p text:style-name="P28"><text:span text:style-name="T46">4.2. </text:span><text:a xlink:type="simple" xlink:href="http://jedrzej.ulasiewicz.staff.iiar.pwr.wroc.pl/Architektura-Komputerow/lab/Architektura-63.pdf" text:style-name="Internet_20_link" text:visited-style-name="Visited_20_Internet_20_Link">http://jedrzej.ulasiewicz.staff.iiar.pwr.wroc.pl/Architektura-Komputerow/lab/Architektura-63.pdf</text:a>, laboratorium architektury komputerów – materiały dr Jędrzeja Ułasiewicza</text:p>
      <text:p text:style-name="P29"><text:span text:style-name="T47">4.3. </text:span><text:a xlink:type="simple" xlink:href="https://pl.wikibooks.org/wiki/Asembler_x86" text:style-name="Internet_20_link" text:visited-style-name="Visited_20_Internet_20_Link">https://pl.wikibooks.org/wiki/Asembler_x86</text:a>, teoria oraz prosty program krok po kroku</text:p>
      <text:p text:style-name="P32"><text:span text:style-name="T51">4.4. </text:span><text:a xlink:type="simple" xlink:href="http://quantum-mirror.hu/mirrors/pub/gnusavannah/pgubook/ProgrammingGroundUp-1-0-booksize.pdf?fbclid=IwAR0b_yzxqe1Ib9ANvA1BX5r4fFWKh6TarAiws4QtwKpikw2nGNYaYwcYwfI" text:style-name="Internet_20_link" text:visited-style-name="Visited_20_Internet_20_Link">http://quantum-mirror.hu/mirrors/pub/gnusavannah/pgubook/ProgrammingGroundUp-1-0-booksize.pdf?fbclid=IwAR0b_yzxqe1Ib9ANvA1BX5r4fFWKh6TarAiws4QtwKpikw2nGNYaYwcYwfI</text:a>, <text:span text:style-name="T51">Programming from the Ground Up</text:span></text:p>
      <text:p text:style-name="P30"><text:span text:style-name="T48">4.5. </text:span><text:a xlink:type="simple" xlink:href="http://www.cs.umd.edu/~meesh/cmsc311/links/handouts/ia32.pdf" text:style-name="Internet_20_link" text:visited-style-name="Visited_20_Internet_20_Link">http://www.cs.umd.edu/~meesh/cmsc311/links/handouts/ia32.pdf</text:a></text:p>
      <text:p text:style-name="P31"><text:span text:style-name="T49">4.6. </text:span><text:a xlink:type="simple" xlink:href="http://zak.ict.pwr.wroc.pl/materials/architektura/laboratorium%20AK2/Dokumentacja/Intel%20Penium%20IV/IA-32%20Intel%20Architecture%20Software%20Developers%20Manual%20vol.%202%20-%20Instruction%20Set%20Reference.pdf" text:style-name="Internet_20_link" text:visited-style-name="Visited_20_Internet_20_Link">http://zak.ict.pwr.wroc.pl/materials/architektura/laboratorium%20AK2/Dokumentacja/Intel%20Penium%20IV/IA-32%20Intel%20Architecture%20Software%20Developers%20Manual%20vol.%202%20-%20Instruction%20Set%20Reference.pdf</text:a>, <text:span text:style-name="T50">dokumentacja intela (Instruction Reference vol.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05:44.067561196</meta:creation-date>
    <dc:date>2019-06-05T21:53:44.365675662</dc:date>
    <meta:editing-duration>PT5H5M44S</meta:editing-duration>
    <meta:editing-cycles>124</meta:editing-cycles>
    <meta:generator>LibreOffice/6.0.7.3$Linux_X86_64 LibreOffice_project/00m0$Build-3</meta:generator>
    <meta:document-statistic meta:table-count="0" meta:image-count="0" meta:object-count="0" meta:page-count="13" meta:paragraph-count="295" meta:word-count="1192" meta:character-count="10237" meta:non-whitespace-character-count="7223"/>
  </office:meta>
</office:document-meta>
</file>